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2.837cm" svg:y="27.993cm">
            <draw:object draw:notify-on-update-of-ranges="Φύλλο1.D40:Φύλλο1.D40 Φύλλο1.D41:Φύλλο1.D50 Φύλλο1.E40:Φύλλο1.E40 Φύλλο1.E41:Φύλλο1.E50 Φύλλο1.F40:Φύλλο1.F40 Φύλλο1.F41:Φύλλο1.F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16375" table:default-cell-style-name="ce2"/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ce1" office:value-type="string" calcext:value-type="string">
            <text:p>DASI_2016_1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2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ce1" office:value-type="string" calcext:value-type="string">
            <text:p>DASI_2016_3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ce1" office:value-type="string" calcext:value-type="string">
            <text:p>DASI_2016_4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16_5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ce1" office:value-type="string" calcext:value-type="string">
            <text:p>DASI_2016_6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7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ce1" office:value-type="string" calcext:value-type="string">
            <text:p>DASI_2016_8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ce1" office:value-type="string" calcext:value-type="string">
            <text:p>DASI_2016_9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6_10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:.B11])" office:value-type="percentage" office:value="0.1174" calcext:value-type="percentage">
            <text:p>11,74%</text:p>
          </table:table-cell>
          <table:table-cell table:style-name="ce1" table:formula="of:=AVERAGE([.C2:.C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F2:.F11])" office:value-type="percentage" office:value="0.10967" calcext:value-type="percentage">
            <text:p>10,97%</text:p>
          </table:table-cell>
          <table:table-cell table:style-name="ce1" table:formula="of:=AVERAGE([.G2:.G11])" office:value-type="percentage" office:value="0.09911" calcext:value-type="percentage">
            <text:p>9,91%</text:p>
          </table:table-cell>
          <table:table-cell table:number-columns-repeated="2"/>
          <table:table-cell table:style-name="ce1" table:formula="of:=AVERAGE([.J2:.J11])" office:value-type="percentage" office:value="0.04731" calcext:value-type="percentage">
            <text:p>4,73%</text:p>
          </table:table-cell>
          <table:table-cell table:style-name="ce1" table:formula="of:=AVERAGE([.K2:.K11])" office:value-type="percentage" office:value="0.03676" calcext:value-type="percentage">
            <text:p>3,68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ce1" office:value-type="string" calcext:value-type="string">
            <text:p>DASI_2019_1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ce1" office:value-type="string" calcext:value-type="string">
            <text:p>DASI_2019_2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ce1" office:value-type="string" calcext:value-type="string">
            <text:p>DASI_2019_3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4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ce1" office:value-type="string" calcext:value-type="string">
            <text:p>DASI_2019_5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6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ce1" office:value-type="string" calcext:value-type="string">
            <text:p>DASI_2019_7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9_8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ce1" office:value-type="string" calcext:value-type="string">
            <text:p>DASI_2019_9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ce1" office:value-type="string" calcext:value-type="string">
            <text:p>DASI_2019_10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15:.B24])" office:value-type="percentage" office:value="0.11038" calcext:value-type="percentage">
            <text:p>11,04%</text:p>
          </table:table-cell>
          <table:table-cell table:style-name="ce1" table:formula="of:=AVERAGE([.C15:.C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F15:.F24])" office:value-type="percentage" office:value="0.10561" calcext:value-type="percentage">
            <text:p>10,56%</text:p>
          </table:table-cell>
          <table:table-cell table:style-name="ce1" table:formula="of:=AVERAGE([.G15:.G24])" office:value-type="percentage" office:value="0.09183" calcext:value-type="percentage">
            <text:p>9,18%</text:p>
          </table:table-cell>
          <table:table-cell table:number-columns-repeated="2"/>
          <table:table-cell table:style-name="ce1" table:formula="of:=AVERAGE([.J15:.J24])" office:value-type="percentage" office:value="0.09329" calcext:value-type="percentage">
            <text:p>9,33%</text:p>
          </table:table-cell>
          <table:table-cell table:style-name="ce1" table:formula="of:=AVERAGE([.K15:.K24])" office:value-type="percentage" office:value="0.08247" calcext:value-type="percentage">
            <text:p>8,25%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ce1" office:value-type="string" calcext:value-type="string">
            <text:p>DASI_2022_1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ce1" office:value-type="string" calcext:value-type="string">
            <text:p>DASI_2022_2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3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ce1" office:value-type="string" calcext:value-type="string">
            <text:p>DASI_2022_4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22_5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ce1" office:value-type="string" calcext:value-type="string">
            <text:p>DASI_2022_6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ce1" office:value-type="string" calcext:value-type="string">
            <text:p>DASI_2022_7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ce1" office:value-type="string" calcext:value-type="string">
            <text:p>DASI_2022_8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ce1" office:value-type="string" calcext:value-type="string">
            <text:p>DASI_2022_9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ce1" office:value-type="string" calcext:value-type="string">
            <text:p>DASI_2022_10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3"/>
        </table:table-row>
        <table:table-row table:style-name="ro1">
          <table:table-cell/>
          <table:table-cell table:style-name="ce1" table:formula="of:=AVERAGE([.B28:.B37])" office:value-type="percentage" office:value="0.07881" calcext:value-type="percentage">
            <text:p>7,88%</text:p>
          </table:table-cell>
          <table:table-cell table:style-name="ce1" table:formula="of:=AVERAGE([.C28:.C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F28:.F37])" office:value-type="percentage" office:value="0.13777" calcext:value-type="percentage">
            <text:p>13,78%</text:p>
          </table:table-cell>
          <table:table-cell table:style-name="ce1" table:formula="of:=AVERAGE([.G28:.G37])" office:value-type="percentage" office:value="0.11987" calcext:value-type="percentage">
            <text:p>11,99%</text:p>
          </table:table-cell>
          <table:table-cell table:number-columns-repeated="2"/>
          <table:table-cell table:style-name="ce1" table:formula="of:=AVERAGE([.J28:.J37])" office:value-type="percentage" office:value="0.09737" calcext:value-type="percentage">
            <text:p>9,74%</text:p>
          </table:table-cell>
          <table:table-cell table:style-name="ce1" table:formula="of:=AVERAGE([.K28:.K37])" office:value-type="percentage" office:value="0.09163" calcext:value-type="percentage">
            <text:p>9,16%</text:p>
          </table:table-cell>
          <table:table-cell table:number-columns-repeated="16373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formula="of:=[.B12]" office:value-type="percentage" office:value="0.1174" calcext:value-type="percentage">
            <text:p>11,74%</text:p>
          </table:table-cell>
          <table:table-cell table:style-name="ce6" table:formula="of:=[.C12]" office:value-type="percentage" office:value="0.10282" calcext:value-type="percentage">
            <text:p>10,2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formula="of:=[.F12]" office:value-type="percentage" office:value="0.10967" calcext:value-type="percentage">
            <text:p>10,97%</text:p>
          </table:table-cell>
          <table:table-cell table:style-name="ce6" table:formula="of:=[.G12]" office:value-type="percentage" office:value="0.09911" calcext:value-type="percentage">
            <text:p>9,91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formula="of:=[.J12]" office:value-type="percentage" office:value="0.04731" calcext:value-type="percentage">
            <text:p>4,73%</text:p>
          </table:table-cell>
          <table:table-cell table:style-name="ce6" table:formula="of:=[.K12]" office:value-type="percentage" office:value="0.03676" calcext:value-type="percentage">
            <text:p>3,6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formula="of:=[.B25]" office:value-type="percentage" office:value="0.11038" calcext:value-type="percentage">
            <text:p>11,04%</text:p>
          </table:table-cell>
          <table:table-cell table:style-name="ce6" table:formula="of:=[.C25]" office:value-type="percentage" office:value="0.10012" calcext:value-type="percentage">
            <text:p>10,01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formula="of:=[.F25]" office:value-type="percentage" office:value="0.10561" calcext:value-type="percentage">
            <text:p>10,56%</text:p>
          </table:table-cell>
          <table:table-cell table:style-name="ce6" table:formula="of:=[.G25]" office:value-type="percentage" office:value="0.09183" calcext:value-type="percentage">
            <text:p>9,18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formula="of:=[.J25]" office:value-type="percentage" office:value="0.09329" calcext:value-type="percentage">
            <text:p>9,33%</text:p>
          </table:table-cell>
          <table:table-cell table:style-name="ce6" table:formula="of:=[.K25]" office:value-type="percentage" office:value="0.08247" calcext:value-type="percentage">
            <text:p>8,25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formula="of:=[.B38]" office:value-type="percentage" office:value="0.07881" calcext:value-type="percentage">
            <text:p>7,88%</text:p>
          </table:table-cell>
          <table:table-cell table:style-name="ce6" table:formula="of:=[.C38]" office:value-type="percentage" office:value="0.06136" calcext:value-type="percentage">
            <text:p>6,14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formula="of:=[.F38]" office:value-type="percentage" office:value="0.13777" calcext:value-type="percentage">
            <text:p>13,78%</text:p>
          </table:table-cell>
          <table:table-cell table:style-name="ce6" table:formula="of:=[.G38]" office:value-type="percentage" office:value="0.11987" calcext:value-type="percentage">
            <text:p>11,99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formula="of:=[.J38]" office:value-type="percentage" office:value="0.09737" calcext:value-type="percentage">
            <text:p>9,74%</text:p>
          </table:table-cell>
          <table:table-cell table:style-name="ce6" table:formula="of:=[.K38]" office:value-type="percentage" office:value="0.09163" calcext:value-type="percentage">
            <text:p>9,16%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formula="of:=[.B51]" office:value-type="percentage" office:value="0.09672" calcext:value-type="percentage">
            <text:p>9,67%</text:p>
          </table:table-cell>
          <table:table-cell table:style-name="ce6" table:formula="of:=[.C51]" office:value-type="percentage" office:value="0.08326" calcext:value-type="percentage">
            <text:p>8,33%</text:p>
          </table:table-cell>
          <table:table-cell table:number-columns-repeated="16378"/>
        </table:table-row>
        <table:table-row table:style-name="ro2">
          <table:table-cell/>
          <table:table-cell table:style-name="ce1" table:formula="of:=AVERAGE([.B41:.B50])" office:value-type="percentage" office:value="0.09672" calcext:value-type="percentage">
            <text:p>9,67%</text:p>
          </table:table-cell>
          <table:table-cell table:style-name="ce1" table:formula="of:=AVERAGE([.C41:.C50])" office:value-type="percentage" office:value="0.08326" calcext:value-type="percentage">
            <text:p>8,33%</text:p>
          </table:table-cell>
          <table:table-cell table:style-name="ce1"/>
          <table:table-cell table:style-name="ce5" table:formula="of:=AVERAGE([.E41:.E50])" office:value-type="percentage" office:value="0.099433" calcext:value-type="percentage">
            <text:p>9,94%</text:p>
          </table:table-cell>
          <table:table-cell table:style-name="ce5" table:formula="of:=AVERAGE([.F41:.F50])" office:value-type="percentage" office:value="0.086923" calcext:value-type="percentage">
            <text:p>8,69%</text:p>
          </table:table-cell>
          <table:table-cell table:style-name="ce1"/>
          <table:table-cell table:number-columns-repeated="16377"/>
        </table:table-row>
        <table:table-row table:style-name="ro1">
          <table:table-cell table:number-columns-repeated="3"/>
          <table:table-cell table:style-name="ce1" office:value-type="string" calcext:value-type="string">
            <text:p>GAIN</text:p>
          </table:table-cell>
          <table:table-cell table:style-name="ce1"/>
          <table:table-cell table:style-name="ce1" table:formula="of:=([.E51]-[.F51])/[.E51]" office:value-type="percentage" office:value="0.125813361761186" calcext:value-type="percentage">
            <text:p>12,58%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2:16:01.958560303</meta:creation-date>
    <dc:date>2025-03-30T23:01:48.339614432</dc:date>
    <meta:editing-duration>PT10H45M12S</meta:editing-duration>
    <meta:editing-cycles>61</meta:editing-cycles>
    <meta:generator>LibreOffice/7.4.7.2$Linux_X86_64 LibreOffice_project/40$Build-2</meta:generator>
    <meta:document-statistic meta:table-count="1" meta:cell-count="37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1cm" svg:y="3.958cm" style:legend-expansion="high" chart:style-name="ch2"/>
        <chart:plot-area chart:style-name="ch3" table:cell-range-address="Φύλλο1.D40:Φύλλο1.F50" chart:data-source-has-labels="both" svg:x="0.32cm" svg:y="0.18cm" svg:width="12.551cm" svg:height="8.64cm">
          <chart:coordinate-region svg:x="1.763cm" svg:y="0.377cm" svg:width="10.715cm" svg:height="7.802cm"/>
          <chart:axis chart:dimension="x" chart:name="primary-x" chart:style-name="ch4" chartooo:axis-type="auto">
            <chartooo:date-scale/>
            <chart:categories table:cell-range-address="Φύλλο1.D41:Φύλλο1.D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E41:Φύλλο1.E50" chart:label-cell-address="Φύλλο1.E40:Φύλλο1.E40" chart:class="chart:line">
            <chart:data-point chart:repeated="10"/>
          </chart:series>
          <chart:series chart:style-name="ch8" chart:values-cell-range-address="Φύλλο1.F41:Φύλλο1.F50" chart:label-cell-address="Φύλλο1.F40:Φύλλο1.F4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C</text:p>
                <draw:g>
                  <svg:desc>Φύλλο1.E40:Φύλλο1.E40</svg:desc>
                </draw:g>
              </table:table-cell>
              <table:table-cell office:value-type="string">
                <text:p>NNC_GA</text:p>
                <draw:g>
                  <svg:desc>Φύλλο1.F40:Φύλλο1.F40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D41:Φύλλο1.D50</svg:desc>
                </draw:g>
              </table:table-cell>
              <table:table-cell office:value-type="float" office:value="0.1174">
                <text:p>0.1174</text:p>
                <draw:g>
                  <svg:desc>Φύλλο1.E41:Φύλλο1.E50</svg:desc>
                </draw:g>
              </table:table-cell>
              <table:table-cell office:value-type="float" office:value="0.10282">
                <text:p>0.10282</text:p>
                <draw:g>
                  <svg:desc>Φύλλο1.F41:Φύλλο1.F50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0967">
                <text:p>0.10967</text:p>
              </table:table-cell>
              <table:table-cell office:value-type="float" office:value="0.09911">
                <text:p>0.0991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04731">
                <text:p>0.04731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1038">
                <text:p>0.11038</text:p>
              </table:table-cell>
              <table:table-cell office:value-type="float" office:value="0.10012">
                <text:p>0.100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0561">
                <text:p>0.10561</text:p>
              </table:table-cell>
              <table:table-cell office:value-type="float" office:value="0.09183">
                <text:p>0.091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329">
                <text:p>0.09329</text:p>
              </table:table-cell>
              <table:table-cell office:value-type="float" office:value="0.08247">
                <text:p>0.0824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7881">
                <text:p>0.07881</text:p>
              </table:table-cell>
              <table:table-cell office:value-type="float" office:value="0.06136">
                <text:p>0.0613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3777">
                <text:p>0.13777</text:p>
              </table:table-cell>
              <table:table-cell office:value-type="float" office:value="0.11987">
                <text:p>0.1198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9737">
                <text:p>0.09737</text:p>
              </table:table-cell>
              <table:table-cell office:value-type="float" office:value="0.09163">
                <text:p>0.091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9672">
                <text:p>0.09672</text:p>
              </table:table-cell>
              <table:table-cell office:value-type="float" office:value="0.08326">
                <text:p>0.08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